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1a1433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405. Longest Happy String</text:h>
      <text:p text:style-name="P4">A string <text:span text:style-name="Source_20_Text"><text:span text:style-name="T1">s</text:span></text:span> is called <text:span text:style-name="Strong_20_Emphasis"><text:span text:style-name="T2">happy</text:span></text:span> if it satisfies the following conditions:</text:p>
      <text:list text:style-name="L1">
        <text:list-item>
          <text:p text:style-name="P5"><text:span text:style-name="Source_20_Text"><text:span text:style-name="T1">s</text:span></text:span> only contains the letters <text:span text:style-name="Source_20_Text"><text:span text:style-name="T1">'a'</text:span></text:span>, <text:span text:style-name="Source_20_Text"><text:span text:style-name="T1">'b'</text:span></text:span>, and <text:span text:style-name="Source_20_Text"><text:span text:style-name="T1">'c'</text:span></text:span>.</text:p>
        </text:list-item>
        <text:list-item>
          <text:p text:style-name="P5"><text:span text:style-name="Source_20_Text"><text:span text:style-name="T1">s</text:span></text:span> does not contain any of <text:span text:style-name="Source_20_Text"><text:span text:style-name="T1">"aaa"</text:span></text:span>, <text:span text:style-name="Source_20_Text"><text:span text:style-name="T1">"bbb"</text:span></text:span>, or <text:span text:style-name="Source_20_Text"><text:span text:style-name="T1">"ccc"</text:span></text:span> as a substring.</text:p>
        </text:list-item>
        <text:list-item>
          <text:p text:style-name="P5"><text:span text:style-name="Source_20_Text"><text:span text:style-name="T1">s</text:span></text:span> contains <text:span text:style-name="Strong_20_Emphasis"><text:span text:style-name="T2">at most</text:span></text:span> <text:span text:style-name="Source_20_Text"><text:span text:style-name="T1">a</text:span></text:span> occurrences of the letter <text:span text:style-name="Source_20_Text"><text:span text:style-name="T1">'a'</text:span></text:span>.</text:p>
        </text:list-item>
        <text:list-item>
          <text:p text:style-name="P5"><text:span text:style-name="Source_20_Text"><text:span text:style-name="T1">s</text:span></text:span> contains <text:span text:style-name="Strong_20_Emphasis"><text:span text:style-name="T2">at most</text:span></text:span> <text:span text:style-name="Source_20_Text"><text:span text:style-name="T1">b</text:span></text:span> occurrences of the letter <text:span text:style-name="Source_20_Text"><text:span text:style-name="T1">'b'</text:span></text:span>.</text:p>
        </text:list-item>
        <text:list-item>
          <text:p text:style-name="P6"><text:span text:style-name="Source_20_Text"><text:span text:style-name="T1">s</text:span></text:span> contains <text:span text:style-name="Strong_20_Emphasis"><text:span text:style-name="T2">at most</text:span></text:span> <text:span text:style-name="Source_20_Text"><text:span text:style-name="T1">c</text:span></text:span> occurrences of the letter <text:span text:style-name="Source_20_Text"><text:span text:style-name="T1">'c'</text:span></text:span>.</text:p>
        </text:list-item>
      </text:list>
      <text:p text:style-name="P4">Given three integers <text:span text:style-name="Source_20_Text"><text:span text:style-name="T1">a</text:span></text:span>, <text:span text:style-name="Source_20_Text"><text:span text:style-name="T1">b</text:span></text:span>, and <text:span text:style-name="Source_20_Text"><text:span text:style-name="T1">c</text:span></text:span>, return <text:span text:style-name="Emphasis"><text:span text:style-name="T2">the </text:span></text:span><text:span text:style-name="Emphasis"><text:span text:style-name="Strong_20_Emphasis"><text:span text:style-name="T2">longest possible happy </text:span></text:span></text:span><text:span text:style-name="Emphasis"><text:span text:style-name="T2">string</text:span></text:span>. If there are multiple longest happy strings, return <text:span text:style-name="Emphasis"><text:span text:style-name="T2">any of them</text:span></text:span>. If there is no such string, return <text:span text:style-name="Emphasis"><text:span text:style-name="T2">the empty string </text:span></text:span><text:span text:style-name="Source_20_Text"><text:span text:style-name="T1">""</text:span></text:span>.</text:p>
      <text:p text:style-name="P4">A <text:span text:style-name="Strong_20_Emphasis"><text:span text:style-name="T2">substring</text:span></text:span> is a contiguous sequence of characters within a string.</text:p>
      <text:p text:style-name="P4"> </text:p>
      <text:p text:style-name="P4"><text:span text:style-name="Strong_20_Emphasis"><text:span text:style-name="T2">Example 1:</text:span></text:span></text:p>
      <text:p text:style-name="P3"><text:span text:style-name="Strong_20_Emphasis"><text:span text:style-name="T2">Input:</text:span></text:span> a = 1, b = 1, c = 7</text:p>
      <text:p text:style-name="P3"><text:span text:style-name="Strong_20_Emphasis"><text:span text:style-name="T2">Output:</text:span></text:span> "ccaccbcc"</text:p>
      <text:p text:style-name="P2"><text:span text:style-name="Strong_20_Emphasis"><text:span text:style-name="T2">Explanation:</text:span></text:span> "ccbccacc" would also be a correct answer.</text:p>
      <text:p text:style-name="P4"><text:span text:style-name="Strong_20_Emphasis"><text:span text:style-name="T2">Example 2:</text:span></text:span></text:p>
      <text:p text:style-name="P3"><text:span text:style-name="Strong_20_Emphasis"><text:span text:style-name="T2">Input:</text:span></text:span> a = 7, b = 1, c = 0</text:p>
      <text:p text:style-name="P3"><text:span text:style-name="Strong_20_Emphasis"><text:span text:style-name="T2">Output:</text:span></text:span> "aabaa"</text:p>
      <text:p text:style-name="P2"><text:span text:style-name="Strong_20_Emphasis"><text:span text:style-name="T2">Explanation:</text:span></text:span> It is the only correct answer in this case.</text:p>
      <text:p text:style-name="P4"> </text:p>
      <text:p text:style-name="P4"><text:span text:style-name="Strong_20_Emphasis"><text:span text:style-name="T2">Constraints:</text:span></text:span></text:p>
      <text:list text:style-name="L2">
        <text:list-item>
          <text:p text:style-name="P8"><text:span text:style-name="Source_20_Text"><text:span text:style-name="T1">0 &lt;= a, b, c &lt;= 100</text:span></text:span></text:p>
        </text:list-item>
        <text:list-item>
          <text:p text:style-name="P9"><text:span text:style-name="Source_20_Text"><text:span text:style-name="T1">a + b + c &gt; 0</text:span></text:span></text:p>
        </text:list-item>
      </text:list>
      <text:p text:style-name="Text_20_body"/>
      <text:h text:style-name="P1" text:outline-level="1">1405. Longest Happy String</text:h>
      <text:p text:style-name="P7">typedef std::pair&lt;char,int&gt; ci;</text:p>
      <text:p text:style-name="P7">typedef std::vector&lt;ci&gt; vci;</text:p>
      <text:p text:style-name="P7"/>
      <text:p text:style-name="P7">class Solution{</text:p>
      <text:p text:style-name="P7">public:</text:p>
      <text:p text:style-name="P7"><text:s text:c="4"/>string longestDiverseString(int a, int b, int c){</text:p>
      <text:p text:style-name="P7"><text:s text:c="8"/>std::priority_queue&lt;ci,vci&gt; max_heap;</text:p>
      <text:p text:style-name="P7"><text:s text:c="8"/>if(a&gt;0) max_heap.push({a,'a'});</text:p>
      <text:p text:style-name="P7"><text:s text:c="8"/>if(b&gt;0) max_heap.push({b,'b'});</text:p>
      <text:p text:style-name="P7"><text:s text:c="8"/>if(c&gt;0) max_heap.push({c,'c'});</text:p>
      <text:p text:style-name="P7"/>
      <text:p text:style-name="P7"><text:s text:c="8"/>std::string ans="";</text:p>
      <text:p text:style-name="P7"><text:s text:c="8"/>while(!max_heap.empty()){</text:p>
      <text:p text:style-name="P7"><text:s text:c="12"/>auto [f1,c1]=max_heap.top();</text:p>
      <text:p text:style-name="P7"><text:s text:c="12"/>max_heap.pop();</text:p>
      <text:p text:style-name="P7"/>
      <text:p text:style-name="P7"><text:s text:c="12"/>if(ans.size()&gt;=2 &amp;&amp; ans[ans.size()-1]==c1 &amp;&amp; ans[ans.size()-2]==c1){</text:p>
      <text:p text:style-name="P7"><text:s text:c="16"/>if(max_heap.empty()) break;</text:p>
      <text:p text:style-name="P7"><text:s text:c="16"/>auto [f2,c2]=max_heap.top();</text:p>
      <text:p text:style-name="P7"><text:s text:c="16"/>max_heap.pop();</text:p>
      <text:p text:style-name="P7"><text:s text:c="16"/>ans+=c2;</text:p>
      <text:p text:style-name="P7"><text:s text:c="16"/>f2--;</text:p>
      <text:p text:style-name="P7"><text:s text:c="16"/>if(f2&gt;0) max_heap.push({f2,c2});</text:p>
      <text:p text:style-name="P7"><text:s text:c="12"/>}</text:p>
      <text:p text:style-name="P7"><text:s text:c="12"/>else{</text:p>
      <text:p text:style-name="P7"><text:s text:c="16"/>ans+=c1;</text:p>
      <text:p text:style-name="P7"><text:s text:c="16"/>f1--;</text:p>
      <text:p text:style-name="P7"><text:s text:c="12"/>}</text:p>
      <text:p text:style-name="P7"><text:s text:c="12"/></text:p>
      <text:p text:style-name="P7"><text:s text:c="12"/>if(f1&gt;0) max_heap.push({f1,c1});</text:p>
      <text:p text:style-name="P7"><text:s text:c="8"/>}</text:p>
      <text:p text:style-name="P7"><text:s text:c="8"/>return ans;</text:p>
      <text:p text:style-name="P7"><text:s text:c="4"/>}</text:p>
      <text:p text:style-name="P7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7:56:10.169113880</meta:creation-date>
    <dc:date>2024-10-16T17:57:43.121073279</dc:date>
    <meta:editing-duration>PT1M36S</meta:editing-duration>
    <meta:editing-cycles>1</meta:editing-cycles>
    <meta:document-statistic meta:table-count="0" meta:image-count="0" meta:object-count="0" meta:page-count="2" meta:paragraph-count="55" meta:word-count="245" meta:character-count="1812" meta:non-whitespace-character-count="1329"/>
    <meta:generator>LibreOffice/24.2.6.2$Linux_X86_64 LibreOffice_project/420$Build-2</meta:generator>
  </office:meta>
</office:document-meta>
</file>